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01309523809524cm"/>
    </style:style>
    <style:style style:name="co2" style:family="table-column">
      <style:table-column-properties fo:break-before="auto" style:column-width="2.5097619047619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2527380952381cm"/>
    </style:style>
    <style:style style:name="co5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c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Try</text:p>
          </table:table-cell>
          <table:table-cell office:value-type="string" table:style-name="ce1">
            <text:p>eval accuracy</text:p>
          </table:table-cell>
          <table:table-cell office:value-type="string" table:style-name="ce1">
            <text:p>eval avg class acc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68700000000004" table:style-name="ce1">
            <text:p>0.928687</text:p>
          </table:table-cell>
          <table:table-cell office:value-type="float" office:value="0.90194799999999997" table:style-name="ce1">
            <text:p>0.901948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87699999999995" table:style-name="ce1">
            <text:p>0.927877</text:p>
          </table:table-cell>
          <table:table-cell office:value-type="float" office:value="0.901366" table:style-name="ce1">
            <text:p>0.901366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87699999999995" table:style-name="ce1">
            <text:p>0.927877</text:p>
          </table:table-cell>
          <table:table-cell office:value-type="float" office:value="0.900366" table:style-name="ce1">
            <text:p>0.900366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49800000000005" table:style-name="ce1">
            <text:p>0.929498</text:p>
          </table:table-cell>
          <table:table-cell office:value-type="float" office:value="0.90340699999999996" table:style-name="ce1">
            <text:p>0.903407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87699999999995" table:style-name="ce1">
            <text:p>0.927877</text:p>
          </table:table-cell>
          <table:table-cell office:value-type="float" office:value="0.89932599999999996" table:style-name="ce1">
            <text:p>0.899326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28200000000005" table:style-name="ce1">
            <text:p>0.928282</text:p>
          </table:table-cell>
          <table:table-cell office:value-type="float" office:value="0.89861599999999997" table:style-name="ce1">
            <text:p>0.898616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28200000000005" table:style-name="ce1">
            <text:p>0.928282</text:p>
          </table:table-cell>
          <table:table-cell office:value-type="float" office:value="0.89873800000000004" table:style-name="ce1">
            <text:p>0.898738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87699999999995" table:style-name="ce1">
            <text:p>0.927877</text:p>
          </table:table-cell>
          <table:table-cell office:value-type="float" office:value="0.89840699999999996" table:style-name="ce1">
            <text:p>0.898407</text:p>
          </table:table-cell>
          <table:table-cell table:number-columns-repeated="4" table:style-name="ce1"/>
          <table:table-cell office:value-type="float" office:value="0.93273399999999995" table:formula="of:=MAX([.B2:.B50])" table:style-name="ce1">
            <text:p>0.932734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273399999999995" table:style-name="ce1">
            <text:p>0.932734</text:p>
          </table:table-cell>
          <table:table-cell office:value-type="float" office:value="0.90515699999999999" table:style-name="ce1">
            <text:p>0.905157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90203500000000003" table:style-name="ce1">
            <text:p>0.902035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89923799999999998" table:style-name="ce1">
            <text:p>0.899238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1118" table:style-name="ce1">
            <text:p>0.931118</text:p>
          </table:table-cell>
          <table:table-cell office:value-type="float" office:value="0.90348799999999996" table:style-name="ce1">
            <text:p>0.903488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06599999999995" table:style-name="ce1">
            <text:p>0.927066</text:p>
          </table:table-cell>
          <table:table-cell office:value-type="float" office:value="0.89986600000000005" table:style-name="ce1">
            <text:p>0.899866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49800000000005" table:style-name="ce1">
            <text:p>0.929498</text:p>
          </table:table-cell>
          <table:table-cell office:value-type="float" office:value="0.90344800000000003" table:style-name="ce1">
            <text:p>0.903448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28200000000005" table:style-name="ce1">
            <text:p>0.928282</text:p>
          </table:table-cell>
          <table:table-cell office:value-type="float" office:value="0.90061599999999997" table:style-name="ce1">
            <text:p>0.900616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071300000000001" table:style-name="ce1">
            <text:p>0.930713</text:p>
          </table:table-cell>
          <table:table-cell office:value-type="float" office:value="0.90523799999999999" table:style-name="ce1">
            <text:p>0.90523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47199999999996" table:style-name="ce1">
            <text:p>0.927472</text:p>
          </table:table-cell>
          <table:table-cell office:value-type="float" office:value="0.89719800000000005" table:style-name="ce1">
            <text:p>0.89719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89815699999999998" table:style-name="ce1">
            <text:p>0.89815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90007599999999999" table:style-name="ce1">
            <text:p>0.90007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68700000000004" table:style-name="ce1">
            <text:p>0.928687</text:p>
          </table:table-cell>
          <table:table-cell office:value-type="float" office:value="0.90082600000000002" table:style-name="ce1">
            <text:p>0.90082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68700000000004" table:style-name="ce1">
            <text:p>0.928687</text:p>
          </table:table-cell>
          <table:table-cell office:value-type="float" office:value="0.89794799999999997" table:style-name="ce1">
            <text:p>0.89794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90327900000000005" table:style-name="ce1">
            <text:p>0.90327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030800000000002" table:style-name="ce1">
            <text:p>0.930308</text:p>
          </table:table-cell>
          <table:table-cell office:value-type="float" office:value="0.90186599999999995" table:style-name="ce1">
            <text:p>0.9018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87699999999995" table:style-name="ce1">
            <text:p>0.927877</text:p>
          </table:table-cell>
          <table:table-cell office:value-type="float" office:value="0.89815699999999998" table:style-name="ce1">
            <text:p>0.89815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030800000000002" table:style-name="ce1">
            <text:p>0.930308</text:p>
          </table:table-cell>
          <table:table-cell office:value-type="float" office:value="0.90298800000000001" table:style-name="ce1">
            <text:p>0.90298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030800000000002" table:style-name="ce1">
            <text:p>0.930308</text:p>
          </table:table-cell>
          <table:table-cell office:value-type="float" office:value="0.89994799999999997" table:style-name="ce1">
            <text:p>0.89994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68700000000004" table:style-name="ce1">
            <text:p>0.928687</text:p>
          </table:table-cell>
          <table:table-cell office:value-type="float" office:value="0.90249400000000002" table:style-name="ce1">
            <text:p>0.90249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90123799999999998" table:style-name="ce1">
            <text:p>0.90123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06599999999995" table:style-name="ce1">
            <text:p>0.927066</text:p>
          </table:table-cell>
          <table:table-cell office:value-type="float" office:value="0.89686600000000005" table:style-name="ce1">
            <text:p>0.8968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68700000000004" table:style-name="ce1">
            <text:p>0.928687</text:p>
          </table:table-cell>
          <table:table-cell office:value-type="float" office:value="0.90086599999999994" table:style-name="ce1">
            <text:p>0.9008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90300000000004" table:style-name="ce1">
            <text:p>0.929903</text:p>
          </table:table-cell>
          <table:table-cell office:value-type="float" office:value="0.899779" table:style-name="ce1">
            <text:p>0.89977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030800000000002" table:style-name="ce1">
            <text:p>0.930308</text:p>
          </table:table-cell>
          <table:table-cell office:value-type="float" office:value="0.90102899999999997" table:style-name="ce1">
            <text:p>0.90102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68700000000004" table:style-name="ce1">
            <text:p>0.928687</text:p>
          </table:table-cell>
          <table:table-cell office:value-type="float" office:value="0.90086599999999994" table:style-name="ce1">
            <text:p>0.9008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90300000000004" table:style-name="ce1">
            <text:p>0.929903</text:p>
          </table:table-cell>
          <table:table-cell office:value-type="float" office:value="0.90361599999999997" table:style-name="ce1">
            <text:p>0.9036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90019800000000005" table:style-name="ce1">
            <text:p>0.90019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28200000000005" table:style-name="ce1">
            <text:p>0.928282</text:p>
          </table:table-cell>
          <table:table-cell office:value-type="float" office:value="0.900698" table:style-name="ce1">
            <text:p>0.90069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90300000000004" table:style-name="ce1">
            <text:p>0.929903</text:p>
          </table:table-cell>
          <table:table-cell office:value-type="float" office:value="0.90261599999999997" table:style-name="ce1">
            <text:p>0.9026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90219800000000006" table:style-name="ce1">
            <text:p>0.90219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87699999999995" table:style-name="ce1">
            <text:p>0.927877</text:p>
          </table:table-cell>
          <table:table-cell office:value-type="float" office:value="0.89923799999999998" table:style-name="ce1">
            <text:p>0.89923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87699999999995" table:style-name="ce1">
            <text:p>0.927877</text:p>
          </table:table-cell>
          <table:table-cell office:value-type="float" office:value="0.89932599999999996" table:style-name="ce1">
            <text:p>0.89932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071300000000001" table:style-name="ce1">
            <text:p>0.930713</text:p>
          </table:table-cell>
          <table:table-cell office:value-type="float" office:value="0.90223799999999998" table:style-name="ce1">
            <text:p>0.90223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49800000000005" table:style-name="ce1">
            <text:p>0.929498</text:p>
          </table:table-cell>
          <table:table-cell office:value-type="float" office:value="0.901366" table:style-name="ce1">
            <text:p>0.9013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09200000000003" table:style-name="ce1">
            <text:p>0.929092</text:p>
          </table:table-cell>
          <table:table-cell office:value-type="float" office:value="0.90107599999999999" table:style-name="ce1">
            <text:p>0.90107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49800000000005" table:style-name="ce1">
            <text:p>0.929498</text:p>
          </table:table-cell>
          <table:table-cell office:value-type="float" office:value="0.90044800000000003" table:style-name="ce1">
            <text:p>0.90044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68700000000004" table:style-name="ce1">
            <text:p>0.928687</text:p>
          </table:table-cell>
          <table:table-cell office:value-type="float" office:value="0.89894799999999997" table:style-name="ce1">
            <text:p>0.89894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828200000000005" table:style-name="ce1">
            <text:p>0.928282</text:p>
          </table:table-cell>
          <table:table-cell office:value-type="float" office:value="0.89877899999999999" table:style-name="ce1">
            <text:p>0.89877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3030800000000002" table:style-name="ce1">
            <text:p>0.930308</text:p>
          </table:table-cell>
          <table:table-cell office:value-type="float" office:value="0.90098800000000001" table:style-name="ce1">
            <text:p>0.90098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990300000000004" table:style-name="ce1">
            <text:p>0.929903</text:p>
          </table:table-cell>
          <table:table-cell office:value-type="float" office:value="0.90261599999999997" table:style-name="ce1">
            <text:p>0.9026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2747199999999996" table:style-name="ce1">
            <text:p>0.927472</text:p>
          </table:table-cell>
          <table:table-cell office:value-type="float" office:value="0.89811600000000003" table:style-name="ce1">
            <text:p>0.898116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rabbi</dc:creator>
    <dc:date>2022-01-20T11:53:41Z</dc:date>
    <meta:editing-cycles>1</meta:editing-cycles>
    <meta:editing-duration>PT47S</meta:editing-duration>
  </office:meta>
</office:document-meta>
</file>